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Times New Roman" style:font-name-complex="Times New Roman"/>
    </style:style>
    <style:style style:name="T1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imes New Roman" style:font-name-complex="Times New Roman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 style:font-name-complex="Times New Roman"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style:font-name-complex="Times New Roman"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style:font-name="Times New Roman" style:font-name-complex="Times New Roman" fo:language="ru" fo:country="RU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 fo:language="ru" fo:country="RU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 fo:language="ru" fo:country="RU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P11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Ширдин<text:s/></text:span><text:span text:style-name="T10">Александр Петрович</text:span></text:p>
          </table:table-cell>
        </table:table-row>
        <table:table-row table:style-name="TableRow11">
          <table:table-cell table:style-name="TableCell12" table:number-columns-spanned="2">
            <text:p text:style-name="P13">Java</text:p>
          </table:table-cell>
          <table:covered-table-cell/>
        </table:table-row>
        <table:table-row table:style-name="TableRow14">
          <table:table-cell table:style-name="TableCell15">
            <text:p text:style-name="P16">Что такое переопределение метода?</text:p>
          </table:table-cell>
          <table:table-cell table:style-name="TableCell17">
            <text:p text:style-name="P18">Перезапись функционала уже существующего метода. Один из способов<text:s/>реализации полиморфизма в ООП.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Вложенный внутренний, вложенный статичный, вложенный в метод локальный, анонимный.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P29">Используется для лучшей инкапсуляции. От такого класса нельзя наследоваться, такой метод нельзя переопределить, значение такого поля нельзя изменить.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P35">Используется в блоке обработки исключительных ситуаций.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и в<text:s/></text:span><text:span text:style-name="T40">каких ситуациях их нужно использовать?</text:span></text:p>
          </table:table-cell>
          <table:table-cell table:style-name="TableCell41">
            <text:p text:style-name="TableContents">ArrayList<text:span text:style-name="T42">,<text:s/></text:span>LinkedList<text:span text:style-name="T43">. При необходимости сохранения дубликатов в коллекции, а также если важен симметричный порядок вложения и изъятия из коллекции.</text:span></text:p>
          </table:table-cell>
        </table:table-row>
        <table:table-row table:style-name="TableRow44">
          <table:table-cell table:style-name="TableCell45">
            <text:p text:style-name="P46">В чём основная идея стримов из пакета java.util.stream?</text:p>
          </table:table-cell>
          <table:table-cell table:style-name="TableCell47">
            <text:p text:style-name="P48">Упростить операции с потоком<text:s/>обработки<text:s/>данных, сортировка, фильтрация и другие, значительно сократив при этом записи кода приложения.</text:p>
          </table:table-cell>
        </table:table-row>
        <table:table-row table:style-name="TableRow49">
          <table:table-cell table:style-name="TableCell50" table:number-columns-spanned="2">
            <text:p text:style-name="P51">Разное</text:p>
          </table:table-cell>
          <table:covered-table-cell/>
        </table:table-row>
        <table:table-row table:style-name="TableRow52">
          <table:table-cell table:style-name="TableCell53">
            <text:p text:style-name="P54">Каким критериям должна удовлетворять «хорошая» хэш-функция?</text:p>
          </table:table-cell>
          <table:table-cell table:style-name="TableCell55">
            <text:p text:style-name="P56">Быстрое вычисление, минимум коллизий, а лучше их отсутствие.</text:p>
          </table:table-cell>
        </table:table-row>
        <table:table-row table:style-name="TableRow57">
          <table:table-cell table:style-name="TableCell58">
            <text:p text:style-name="TableContents"><text:span text:style-name="T59">В чём<text:s/></text:span><text:span text:style-name="T60">причина популярности и широкого распространения кодировки<text:s/></text:span>UTF<text:span text:style-name="T61">-8?</text:span></text:p>
          </table:table-cell>
          <table:table-cell table:style-name="TableCell62">
            <text:p text:style-name="TableContents"><text:span text:style-name="T63">Латинские символы кодируются по байту, что сокращает объем занимаемой памяти, имеет обратную совместимость с<text:s/></text:span><text:span text:style-name="T64">ASCII</text:span><text:span text:style-name="T65">.</text:span></text:p>
          </table:table-cell>
        </table:table-row>
        <table:table-row table:style-name="TableRow66">
          <table:table-cell table:style-name="TableCell67">
            <text:p text:style-name="TableContents"><text:span text:style-name="T68">Сравните форматы<text:s/></text:span>XML<text:span text:style-name="T69"><text:s/>и<text:s/></text:span>JSON<text:span text:style-name="T70">. Когда какой использовать?</text:span></text:p>
          </table:table-cell>
          <table:table-cell table:style-name="TableCell71">
            <text:p text:style-name="TableContents">XML<text:span text:style-name="T72"><text:s/>–<text:s/></text:span><text:span text:style-name="T73">язык разметки (теги определяют элементы), может выполнять обработку и</text:span><text:span text:style-name="T74"><text:s/></text:span><text:span text:style-name="T75">формирование информации</text:span><text:span text:style-name="T76">, долгий анализ данных и их передача.<text:s/></text:span>JSON<text:span text:style-name="T77"><text:s/></text:span><text:span text:style-name="T78">– текстовый формат, данный хранятся парами (ключ - значение)</text:span><text:span text:style-name="T79">, не делает обработку информации, занимает мало места, быстро обрабатывается и передается.<text:s/></text:span>JSON<text:span text:style-name="T80"><text:s/>–<text:s/></text:span><text:span text:style-name="T81">удобен для простого обмена информацией</text:span><text:span text:style-name="T82"><text:s/>без семантики и проверки данных, в остальных случаях в настоящее время необходимо использовать<text:s/></text:span>XML<text:span text:style-name="T83"><text:s/></text:span><text:span text:style-name="T84">формат.</text:span></text:p>
          </table:table-cell>
        </table:table-row>
        <table:table-row table:style-name="TableRow85">
          <table:table-cell table:style-name="TableCell86">
            <text:p text:style-name="TableContents"><text:span text:style-name="T87">Опишите что будет происходить «под капотом» после ввода адреса сай</text:span><text:span text:style-name="T88">та в браузере и нажатия<text:s/></text:span>Enter<text:span text:style-name="T89">?</text:span></text:p>
          </table:table-cell>
          <table:table-cell table:style-name="TableCell90">
            <text:p text:style-name="TableContents"><text:span text:style-name="T91">Формируется<text:s/></text:span><text:span text:style-name="T92">HTTP</text:span><text:span text:style-name="T93"><text:s/>запрос на стороне клиента</text:span><text:span text:style-name="T94"><text:s/>в адрес сервера</text:span><text:span text:style-name="T95">, который включа</text:span><text:span text:style-name="T96">ет</text:span><text:span text:style-name="T97">:</text:span><text:span text:style-name="T98"><text:s/>метод</text:span><text:span text:style-name="T99">,<text:s/></text:span><text:span text:style-name="T100">URL</text:span><text:span text:style-name="T101">, метаданные и тело</text:span><text:span text:style-name="T102">.<text:s/></text:span><text:span text:style-name="T103">После обработки запроса</text:span><text:span text:style-name="T104"><text:s/>сервер отправляет<text:s/></text:span><text:span text:style-name="T105">HTTP</text:span><text:span text:style-name="T106"><text:s/></text:span><text:span text:style-name="T107">ответ<text:s/></text:span><text:span text:style-name="T108">клиенту, который включает</text:span><text:span text:style-name="T109">:</text:span><text:span text:style-name="T110"><text:s/>код и текст статуса, метаданные и тело.<text:s/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er Shirdin</dc:creator>
    <meta:creation-date>2017-10-20T23:40:00Z</meta:creation-date>
    <dc:date>2022-05-23T08:30:00Z</dc:date>
    <meta:template xlink:href="Normal.dotm" xlink:type="simple"/>
    <meta:editing-cycles>7</meta:editing-cycles>
    <meta:editing-duration>PT8580S</meta:editing-duration>
    <meta:document-statistic meta:page-count="1" meta:paragraph-count="4" meta:word-count="337" meta:character-count="2257" meta:row-count="16" meta:non-whitespace-character-count="1924"/>
  </office:meta>
</office:document-meta>
</file>